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courier" svg:font-family="courier, sans-serif"/>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101cm" table:align="left"/>
    </style:style>
    <style:style style:name="Table1.A" style:family="table-column">
      <style:table-column-properties style:column-width="3.325cm"/>
    </style:style>
    <style:style style:name="Table1.B" style:family="table-column">
      <style:table-column-properties style:column-width="2.122cm"/>
    </style:style>
    <style:style style:name="Table1.C" style:family="table-column">
      <style:table-column-properties style:column-width="3.485cm"/>
    </style:style>
    <style:style style:name="Table1.D" style:family="table-column">
      <style:table-column-properties style:column-width="2.422cm"/>
    </style:style>
    <style:style style:name="Table1.E" style:family="table-column">
      <style:table-column-properties style:column-width="3.747cm"/>
    </style:style>
    <style:style style:name="Table1.A1" style:family="table-cell">
      <style:table-cell-properties style:vertical-align="middle" fo:padding="0.049cm" fo:border="none"/>
    </style:style>
    <style:style style:name="Table2" style:family="table">
      <style:table-properties style:width="16.254cm" table:align="left"/>
    </style:style>
    <style:style style:name="Table2.A" style:family="table-column">
      <style:table-column-properties style:column-width="3.325cm"/>
    </style:style>
    <style:style style:name="Table2.B" style:family="table-column">
      <style:table-column-properties style:column-width="2.217cm"/>
    </style:style>
    <style:style style:name="Table2.C" style:family="table-column">
      <style:table-column-properties style:column-width="3.485cm"/>
    </style:style>
    <style:style style:name="Table2.D" style:family="table-column">
      <style:table-column-properties style:column-width="2.422cm"/>
    </style:style>
    <style:style style:name="Table2.E" style:family="table-column">
      <style:table-column-properties style:column-width="4.805cm"/>
    </style:style>
    <style:style style:name="Table2.A1" style:family="table-cell">
      <style:table-cell-properties style:vertical-align="middle" fo:padding="0.049cm" fo:border="none"/>
    </style:style>
    <style:style style:name="P1" style:family="paragraph" style:parent-style-name="Preformatted_20_Text">
      <style:paragraph-properties fo:orphans="2" fo:widows="2"/>
      <style:text-properties fo:font-variant="normal" fo:text-transform="none" fo:color="#000000" style:font-name="Courier" fo:font-size="9pt" fo:letter-spacing="normal" fo:font-style="normal" fo:font-weight="normal" style:font-size-asian="9pt" style:font-size-complex="9pt"/>
    </style:style>
    <style:style style:name="P2" style:family="paragraph" style:parent-style-name="Preformatted_20_Text">
      <style:paragraph-properties fo:orphans="2" fo:widows="2"/>
      <style:text-properties fo:font-variant="normal" fo:text-transform="none" fo:color="#000000" style:font-name="Courier" fo:font-size="9pt" fo:letter-spacing="normal" fo:font-style="normal" fo:font-weight="normal" officeooo:paragraph-rsid="000cb2e1" style:font-size-asian="9pt" style:font-size-complex="9pt"/>
    </style:style>
    <style:style style:name="P3" style:family="paragraph" style:parent-style-name="Preformatted_20_Text">
      <style:paragraph-properties fo:orphans="2" fo:widows="2"/>
      <style:text-properties style:font-name="Courier" fo:font-size="9pt" style:font-size-asian="9pt" style:font-size-complex="9pt"/>
    </style:style>
    <style:style style:name="P4" style:family="paragraph" style:parent-style-name="Preformatted_20_Text">
      <style:paragraph-properties fo:orphans="2" fo:widows="2"/>
      <style:text-properties style:font-name="Courier" fo:font-size="9pt" officeooo:paragraph-rsid="000cb2e1" style:font-size-asian="9pt" style:font-size-complex="9pt"/>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000000" style:font-name="Courier" fo:font-size="9pt" fo:letter-spacing="normal" fo:font-style="normal" fo:font-weight="normal" style:font-size-asian="9pt" style:font-size-complex="9pt"/>
    </style:style>
    <style:style style:name="P6" style:family="paragraph" style:parent-style-name="Preformatted_20_Text">
      <style:paragraph-properties fo:margin-left="0cm" fo:margin-right="0cm" fo:orphans="2" fo:widows="2" fo:text-indent="0cm" style:auto-text-indent="false"/>
      <style:text-properties style:font-name="Courier" fo:font-size="9pt" officeooo:paragraph-rsid="000cb2e1" style:font-size-asian="9pt" style:font-size-complex="9pt"/>
    </style:style>
    <style:style style:name="P7" style:family="paragraph" style:parent-style-name="Text_20_body">
      <style:paragraph-properties fo:margin-left="0cm" fo:margin-right="0cm" fo:orphans="2" fo:widows="2" fo:text-indent="0cm" style:auto-text-indent="false"/>
      <style:text-properties officeooo:paragraph-rsid="000d8c99"/>
    </style:style>
    <style:style style:name="P8" style:family="paragraph" style:parent-style-name="Text_20_body">
      <style:paragraph-properties fo:margin-left="0cm" fo:margin-right="0cm" fo:orphans="2" fo:widows="2" fo:text-indent="0cm" style:auto-text-indent="false"/>
      <style:text-properties officeooo:paragraph-rsid="0010517a"/>
    </style:style>
    <style:style style:name="P9" style:family="paragraph" style:parent-style-name="Preformatted_20_Text">
      <style:paragraph-properties fo:margin-top="0cm" fo:margin-bottom="0.499cm" loext:contextual-spacing="false" fo:orphans="2" fo:widows="2"/>
      <style:text-properties fo:font-variant="normal" fo:text-transform="none" fo:color="#000000" style:font-name="Courier" fo:font-size="9pt" fo:letter-spacing="normal" fo:font-style="normal" fo:font-weight="normal" officeooo:paragraph-rsid="000cb2e1" style:font-size-asian="9pt" style:font-size-complex="9pt"/>
    </style:style>
    <style:style style:name="P10" style:family="paragraph" style:parent-style-name="Preformatted_20_Text">
      <style:paragraph-properties fo:margin-top="0cm" fo:margin-bottom="0.499cm" loext:contextual-spacing="false" fo:orphans="2" fo:widows="2"/>
      <style:text-properties style:font-name="Courier" fo:font-size="9pt" style:font-size-asian="9pt" style:font-size-complex="9pt"/>
    </style:style>
    <style:style style:name="P11" style:family="paragraph" style:parent-style-name="Text_20_body">
      <style:paragraph-properties fo:margin-top="0cm" fo:margin-bottom="0.499cm" loext:contextual-spacing="false" fo:orphans="2" fo:widows="2"/>
      <style:text-properties officeooo:paragraph-rsid="000f34dd"/>
    </style:style>
    <style:style style:name="P12" style:family="paragraph" style:parent-style-name="Table_20_Contents">
      <style:text-properties style:font-name="Courier" fo:font-size="9pt" style:font-size-asian="9pt" style:font-size-complex="9pt"/>
    </style:style>
    <style:style style:name="P13" style:family="paragraph" style:parent-style-name="Table_20_Contents">
      <style:text-properties style:font-name="Courier" fo:font-size="9pt" officeooo:paragraph-rsid="000c50c1" style:font-size-asian="9pt" style:font-size-complex="9pt"/>
    </style:style>
    <style:style style:name="P14" style:family="paragraph" style:parent-style-name="Table_20_Heading">
      <style:text-properties style:font-name="Courier" fo:font-size="9pt" style:font-size-asian="9pt" style:font-size-complex="9pt"/>
    </style:style>
    <style:style style:name="P15" style:family="paragraph" style:parent-style-name="Table_20_Heading">
      <style:paragraph-properties fo:text-align="start" style:justify-single-word="false"/>
      <style:text-properties style:font-name="Courier" fo:font-size="9pt" style:font-size-asian="9pt" style:font-size-complex="9pt"/>
    </style:style>
    <style:style style:name="P16" style:family="paragraph" style:parent-style-name="Table_20_Heading">
      <style:paragraph-properties fo:text-align="start" style:justify-single-word="false"/>
      <style:text-properties style:font-name="Courier" fo:font-size="9pt" officeooo:paragraph-rsid="0010517a" style:font-size-asian="9pt" style:font-size-complex="9pt"/>
    </style:style>
    <style:style style:name="P17" style:family="paragraph" style:parent-style-name="Text_20_body">
      <style:text-properties officeooo:rsid="000c50c1" officeooo:paragraph-rsid="000c50c1"/>
    </style:style>
    <style:style style:name="P18"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style:font-name="Courier" fo:font-size="9pt" fo:letter-spacing="normal" fo:font-style="normal" fo:font-weight="normal" officeooo:paragraph-rsid="000cb2e1" style:font-size-asian="9pt" style:font-size-complex="9pt"/>
    </style:style>
    <style:style style:name="P19" style:family="paragraph" style:parent-style-name="Preformatted_20_Text">
      <style:paragraph-properties fo:margin-top="0cm" fo:margin-bottom="0.499cm" loext:contextual-spacing="false" fo:orphans="2" fo:widows="2"/>
      <style:text-properties fo:font-variant="normal" fo:text-transform="none" fo:color="#000000" style:font-name="Courier" fo:font-size="9pt" fo:letter-spacing="normal" fo:font-style="normal" fo:font-weight="normal" style:font-size-asian="9pt" style:font-size-complex="9pt"/>
    </style:style>
    <style:style style:name="T1" style:family="text">
      <style:text-properties fo:color="#ffffff" fo:background-color="#666666" loext:char-shading-value="0"/>
    </style:style>
    <style:style style:name="T2" style:family="text">
      <style:text-properties fo:color="#ffffff" fo:background-color="#000000" loext:char-shading-value="0"/>
    </style:style>
    <style:style style:name="T3" style:family="text">
      <style:text-properties officeooo:rsid="00084f0c"/>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Courier" fo:font-size="9pt" fo:letter-spacing="normal" fo:font-style="normal" fo:font-weight="normal" officeooo:rsid="000d8c99" style:font-size-asian="9pt" style:font-weight-asian="normal" style:font-size-complex="9pt" style:font-weight-complex="normal"/>
    </style:style>
    <style:style style:name="T6" style:family="text">
      <style:text-properties fo:font-variant="normal" fo:text-transform="none" fo:color="#000000" style:font-name="Courier" fo:font-size="9pt" fo:letter-spacing="normal" fo:font-style="normal" fo:font-weight="normal" officeooo:rsid="000c50c1" style:font-size-asian="9pt" style:font-weight-asian="normal" style:font-size-complex="9pt" style:font-weight-complex="normal"/>
    </style:style>
    <style:style style:name="T7" style:family="text">
      <style:text-properties fo:font-variant="normal" fo:text-transform="none" fo:color="#000000" style:font-name="Courier" fo:font-size="9pt" fo:letter-spacing="normal" fo:font-style="normal" fo:font-weight="normal" officeooo:rsid="000f34dd" style:font-size-asian="9pt" style:font-weight-asian="normal" style:font-size-complex="9pt" style:font-weight-complex="normal"/>
    </style:style>
    <style:style style:name="T8" style:family="text">
      <style:text-properties fo:font-variant="normal" fo:text-transform="none" fo:color="#000000" style:font-name="Courier" fo:font-size="9pt" fo:letter-spacing="normal" fo:font-style="normal" fo:font-weight="normal" officeooo:rsid="0010517a" style:font-size-asian="9pt" style:font-weight-asian="normal" style:font-size-complex="9pt" style:font-weight-complex="normal"/>
    </style:style>
    <style:style style:name="T9" style:family="text">
      <style:text-properties fo:font-variant="normal" fo:text-transform="none" fo:color="#000000" style:font-name="Courier" fo:font-size="9pt" fo:letter-spacing="normal" fo:font-style="normal" fo:font-weight="normal" officeooo:rsid="000c50c1" style:font-size-asian="9pt" style:font-style-asian="normal" style:font-weight-asian="normal" style:font-size-complex="9pt" style:font-style-complex="normal" style:font-weight-complex="normal"/>
    </style:style>
    <style:style style:name="T10" style:family="text">
      <style:text-properties fo:font-variant="normal" fo:text-transform="none" fo:color="#000000" style:font-name="Courier" fo:font-size="9pt" fo:letter-spacing="normal" fo:font-style="italic" fo:font-weight="normal" officeooo:rsid="000c50c1" style:font-size-asian="9pt" style:font-style-asian="italic" style:font-weight-asian="normal" style:font-size-complex="9pt" style:font-style-complex="italic" style:font-weight-complex="normal"/>
    </style:style>
    <style:style style:name="T11" style:family="text">
      <style:text-properties fo:font-variant="normal" fo:text-transform="none" fo:color="#ffffff" fo:letter-spacing="normal" fo:font-style="normal" fo:font-weight="normal" fo:background-color="#666666" loext:char-shading-value="0"/>
    </style:style>
    <style:style style:name="T12" style:family="text">
      <style:text-properties fo:font-variant="normal" fo:text-transform="none" fo:color="#ffffff" fo:letter-spacing="normal" fo:font-style="normal" fo:font-weight="normal" fo:background-color="#000000" loext:char-shading-value="0"/>
    </style:style>
    <style:style style:name="T13" style:family="text">
      <style:text-properties officeooo:rsid="000c50c1"/>
    </style:style>
    <style:style style:name="T14" style:family="text">
      <style:text-properties officeooo:rsid="000d8c99"/>
    </style:style>
    <style:style style:name="T15" style:family="text">
      <style:text-properties style:font-name="Courier" fo:font-size="9pt" fo:font-weight="normal" style:font-size-asian="9pt" style:font-weight-asian="normal" style:font-size-complex="9pt" style:font-weight-complex="normal"/>
    </style:style>
    <style:style style:name="T16" style:family="text">
      <style:text-properties style:font-name="Courier" fo:font-size="9pt" fo:font-weight="normal" officeooo:rsid="000d8c99" style:font-size-asian="9pt" style:font-weight-asian="normal" style:font-size-complex="9pt" style:font-weight-complex="normal"/>
    </style:style>
    <style:style style:name="T17" style:family="text">
      <style:text-properties style:font-name="Courier" fo:font-size="9pt" style:font-size-asian="9pt" style:font-size-complex="9pt"/>
    </style:style>
    <style:style style:name="T18" style:family="text">
      <style:text-properties style:font-name="Courier" fo:font-size="9pt" fo:font-style="italic" fo:font-weight="normal" style:font-size-asian="9pt" style:font-style-asian="italic" style:font-weight-asian="normal" style:font-size-complex="9pt" style:font-style-complex="italic" style:font-weight-complex="normal"/>
    </style:style>
    <style:style style:name="T19" style:family="text">
      <style:text-properties officeooo:rsid="001051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__DdeLink__104_3642670244"/><text:span text:style-name="Strong_20_Emphasis"><text:span text:style-name="T16">A</text:span></text:span><text:span text:style-name="Strong_20_Emphasis"><text:span text:style-name="T15">.</text:span></text:span><text:span text:style-name="Strong_20_Emphasis"><text:span text:style-name="T17"> </text:span></text:span><text:span text:style-name="Strong_20_Emphasis"><text:span text:style-name="T15">Summary table of the similarity between </text:span></text:span><text:span text:style-name="Strong_20_Emphasis"><text:span text:style-name="T18">Asterias rubens</text:span></text:span><text:span text:style-name="Strong_20_Emphasis"><text:span text:style-name="T15"> and </text:span></text:span><text:span text:style-name="Strong_20_Emphasis"><text:span text:style-name="T18">Octopus vulgaris</text:span></text:span><text:span text:style-name="Strong_20_Emphasis"><text:span text:style-name="T15"> sequences compared against human SREB receptors</text:spa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761211295904">
            <table:table-cell table:style-name="Table1.A1" office:value-type="string">
              <text:p text:style-name="P14">Human Receptor</text:p>
            </table:table-cell>
            <table:table-cell table:style-name="Table1.A1" office:value-type="string">
              <text:p text:style-name="P16">Species <text:span text:style-name="T19">sequences</text:span></text:p>
            </table:table-cell>
            <table:table-cell table:style-name="Table1.A1" office:value-type="string">
              <text:p text:style-name="P14">Alignment Length</text:p>
            </table:table-cell>
            <table:table-cell table:style-name="Table1.A1" office:value-type="string">
              <text:p text:style-name="P14">Identity (%)</text:p>
            </table:table-cell>
            <table:table-cell table:style-name="Table1.A1" office:value-type="string">
              <text:p text:style-name="P14">Similarity (%)</text:p>
            </table:table-cell>
          </table:table-row>
        </table:table-header-rows>
        <table:table-row table:style-name="TableLine94761210117328">
          <table:table-cell table:style-name="Table1.A1" office:value-type="string">
            <text:p text:style-name="P12">Hsap27 <text:span text:style-name="T13">(SREB1)</text:span></text:p>
          </table:table-cell>
          <table:table-cell table:style-name="Table1.A1" office:value-type="string">
            <text:p text:style-name="P12">ArubSREB</text:p>
          </table:table-cell>
          <table:table-cell table:style-name="Table1.A1" office:value-type="string">
            <text:p text:style-name="P12">470</text:p>
          </table:table-cell>
          <table:table-cell table:style-name="Table1.A1" office:value-type="string">
            <text:p text:style-name="P12">32.55</text:p>
          </table:table-cell>
          <table:table-cell table:style-name="Table1.A1" office:value-type="string">
            <text:p text:style-name="P12">47.66</text:p>
          </table:table-cell>
        </table:table-row>
        <table:table-row table:style-name="TableLine94761210118080">
          <table:table-cell table:style-name="Table1.A1" office:value-type="string">
            <text:p text:style-name="P13">Hsap85 <text:span text:style-name="T13">(SREB2)</text:span></text:p>
          </table:table-cell>
          <table:table-cell table:style-name="Table1.A1" office:value-type="string">
            <text:p text:style-name="P12">ArubSREB</text:p>
          </table:table-cell>
          <table:table-cell table:style-name="Table1.A1" office:value-type="string">
            <text:p text:style-name="P12">467</text:p>
          </table:table-cell>
          <table:table-cell table:style-name="Table1.A1" office:value-type="string">
            <text:p text:style-name="P12">33.62</text:p>
          </table:table-cell>
          <table:table-cell table:style-name="Table1.A1" office:value-type="string">
            <text:p text:style-name="P12">51.39</text:p>
          </table:table-cell>
        </table:table-row>
        <table:table-row table:style-name="TableLine94761207107680">
          <table:table-cell table:style-name="Table1.A1" office:value-type="string">
            <text:p text:style-name="P13">Hsap173 <text:span text:style-name="T13">(SREB3)</text:span></text:p>
          </table:table-cell>
          <table:table-cell table:style-name="Table1.A1" office:value-type="string">
            <text:p text:style-name="P12">ArubSREB</text:p>
          </table:table-cell>
          <table:table-cell table:style-name="Table1.A1" office:value-type="string">
            <text:p text:style-name="P12">461</text:p>
          </table:table-cell>
          <table:table-cell table:style-name="Table1.A1" office:value-type="string">
            <text:p text:style-name="P12">36.88</text:p>
          </table:table-cell>
          <table:table-cell table:style-name="Table1.A1" office:value-type="string">
            <text:p text:style-name="P12">54.23</text:p>
          </table:table-cell>
        </table:table-row>
        <table:table-row table:style-name="TableLine94761212747344">
          <table:table-cell table:style-name="Table1.A1" office:value-type="string">
            <text:p text:style-name="P13">Hsap27 <text:span text:style-name="T13">(SREB1)</text:span></text:p>
          </table:table-cell>
          <table:table-cell table:style-name="Table1.A1" office:value-type="string">
            <text:p text:style-name="P12">OvulSREB</text:p>
          </table:table-cell>
          <table:table-cell table:style-name="Table1.A1" office:value-type="string">
            <text:p text:style-name="P12">421</text:p>
          </table:table-cell>
          <table:table-cell table:style-name="Table1.A1" office:value-type="string">
            <text:p text:style-name="P12">32.78</text:p>
          </table:table-cell>
          <table:table-cell table:style-name="Table1.A1" office:value-type="string">
            <text:p text:style-name="P12">47.98</text:p>
          </table:table-cell>
        </table:table-row>
        <table:table-row table:style-name="TableLine94761176980656">
          <table:table-cell table:style-name="Table1.A1" office:value-type="string">
            <text:p text:style-name="P13">Hsap85 <text:span text:style-name="T13">(SREB2)</text:span></text:p>
          </table:table-cell>
          <table:table-cell table:style-name="Table1.A1" office:value-type="string">
            <text:p text:style-name="P12">OvulSREB</text:p>
          </table:table-cell>
          <table:table-cell table:style-name="Table1.A1" office:value-type="string">
            <text:p text:style-name="P12">401</text:p>
          </table:table-cell>
          <table:table-cell table:style-name="Table1.A1" office:value-type="string">
            <text:p text:style-name="P12">36.91</text:p>
          </table:table-cell>
          <table:table-cell table:style-name="Table1.A1" office:value-type="string">
            <text:p text:style-name="P12">53.87</text:p>
          </table:table-cell>
        </table:table-row>
        <table:table-row table:style-name="TableLine94761180294736">
          <table:table-cell table:style-name="Table1.A1" office:value-type="string">
            <text:p text:style-name="P13">Hsap173 <text:span text:style-name="T13">(SREB3)</text:span></text:p>
          </table:table-cell>
          <table:table-cell table:style-name="Table1.A1" office:value-type="string">
            <text:p text:style-name="P12">OvulSREB</text:p>
          </table:table-cell>
          <table:table-cell table:style-name="Table1.A1" office:value-type="string">
            <text:p text:style-name="P12">403</text:p>
          </table:table-cell>
          <table:table-cell table:style-name="Table1.A1" office:value-type="string">
            <text:p text:style-name="P12">35.98</text:p>
          </table:table-cell>
          <table:table-cell table:style-name="Table1.A1" office:value-type="string">
            <text:p text:style-name="P12">54.84</text:p>
          </table:table-cell>
        </table:table-row>
      </table:table>
      <text:p text:style-name="P5"/>
      <text:p text:style-name="P7"><text:span text:style-name="Strong_20_Emphasis"><text:span text:style-name="T5">B</text:span></text:span><text:span text:style-name="Strong_20_Emphasis"><text:span text:style-name="T6">. Alignment of the SREB receptors from humans, Asterias rubens, and Octopus vulgaris that were cloned and used for receptor deorphanization testing. Conserved residues are highlighted, with similar amino acids in gray and 100% conserved residues in black.</text:span></text:span></text:p>
      <text:p text:style-name="P5">SREBHsap85 <text:s/>---------------------------------------------------------------MANYSHAADNILQNLSP 17</text:p>
      <text:p text:style-name="P1">SREBHsap<text:span text:style-name="T3">1</text:span>73 ---------------------------------------------------------------MANTTGEPEEVSGALSP 17</text:p>
      <text:p text:style-name="P1">SREBHsap27 <text:s/>-------------------------------------------------------------------MANASEPGGSGGG 13</text:p>
      <text:p text:style-name="P1">SREBArub <text:s text:c="3"/>MSHIITTRIRPPPARLSFAPTGMSELSTAMSTLLDLGFTNGSTGLNSSAGDSISVTARTVLHAGVRPGEEGGGDADLLAD 80</text:p>
      <text:p text:style-name="P1">SREBOvul <text:s text:c="3"/>----------------------------------------------------------------MHTEVYTHASYSYYSE 16</text:p>
      <text:p text:style-name="P3"/>
      <text:p text:style-name="P1">SREBHsap85 <text:s/>--LTAF<text:span text:style-name="T1">L</text:span>KLTS<text:span text:style-name="T2">L</text:span>GF<text:span text:style-name="T1">I</text:span>IGVS<text:span text:style-name="T1">VV</text:span><text:span text:style-name="T2">GN</text:span>LLISIL<text:span text:style-name="T1">L</text:span>VK<text:span text:style-name="T1">D</text:span>KT<text:span text:style-name="T2">L</text:span><text:span text:style-name="T1">HR</text:span>AP<text:span text:style-name="T1">YY</text:span>F<text:span text:style-name="T2">L</text:span>LDLCCS<text:span text:style-name="T2">D</text:span>I<text:span text:style-name="T1">L</text:span><text:span text:style-name="T2">R</text:span>S<text:span text:style-name="T1">A</text:span>I<text:span text:style-name="T2">C</text:span>F<text:span text:style-name="T2">P</text:span>F<text:span text:style-name="T2">V</text:span>FNS<text:span text:style-name="T1">V</text:span>KNGSTWT---YGTL 92</text:p>
      <text:p text:style-name="P1">SREBHsap<text:span text:style-name="T3">1</text:span>73 PSASAY<text:span text:style-name="T1">V</text:span>KLVL<text:span text:style-name="T2">L</text:span>GL<text:span text:style-name="T1">I</text:span>MCVS<text:span text:style-name="T1">LA</text:span><text:span text:style-name="T2">GN</text:span>AILSLL<text:span text:style-name="T1">V</text:span>LK<text:span text:style-name="T1">E</text:span>RA<text:span text:style-name="T2">L</text:span><text:span text:style-name="T1">HK</text:span>AP<text:span text:style-name="T1">YY</text:span>F<text:span text:style-name="T2">L</text:span>LDLCLA<text:span text:style-name="T2">D</text:span>G<text:span text:style-name="T1">I</text:span><text:span text:style-name="T2">R</text:span>S<text:span text:style-name="T1">A</text:span>V<text:span text:style-name="T2">C</text:span>F<text:span text:style-name="T2">P</text:span>F<text:span text:style-name="T2">V</text:span>LAS<text:span text:style-name="T1">V</text:span>RHGSSWT---FSAL 94</text:p>
      <text:p text:style-name="P1">SREBHsap27 <text:s/>EAAALG<text:span text:style-name="T1">L</text:span>KLAT<text:span text:style-name="T2">L</text:span>SL<text:span text:style-name="T1">L</text:span>LCVS<text:span text:style-name="T1">LA</text:span><text:span text:style-name="T2">GN</text:span>VLFALL<text:span text:style-name="T1">I</text:span>VR<text:span text:style-name="T1">E</text:span>RS<text:span text:style-name="T2">L</text:span><text:span text:style-name="T1">HR</text:span>AP<text:span text:style-name="T1">YY</text:span>L<text:span text:style-name="T2">L</text:span>LDLCLA<text:span text:style-name="T2">D</text:span>G<text:span text:style-name="T1">L</text:span><text:span text:style-name="T2">R</text:span>A<text:span text:style-name="T1">L</text:span>A<text:span text:style-name="T2">C</text:span>L<text:span text:style-name="T2">P</text:span>A<text:span text:style-name="T2">V</text:span>MLA<text:span text:style-name="T1">A</text:span>RRAAAAAGAPPGAL 93</text:p>
      <text:p text:style-name="P1">SREBArub <text:s text:c="3"/>DHGPRV<text:span text:style-name="T1">L</text:span>WCAS<text:span text:style-name="T2">L</text:span>IV<text:span text:style-name="T1">V</text:span>IILS<text:span text:style-name="T1">VV</text:span><text:span text:style-name="T2">GN</text:span>GILALV<text:span text:style-name="T1">V</text:span>FG<text:span text:style-name="T1">N</text:span>SR<text:span text:style-name="T2">L</text:span><text:span text:style-name="T1">RR</text:span>PS<text:span text:style-name="T1">YF</text:span>F<text:span text:style-name="T2">L</text:span>FNCALA<text:span text:style-name="T2">D</text:span>F<text:span text:style-name="T1">V</text:span><text:span text:style-name="T2">R</text:span>S<text:span text:style-name="T1">L</text:span>L<text:span text:style-name="T2">C</text:span>F<text:span text:style-name="T2">P</text:span>F<text:span text:style-name="T2">V</text:span>VSA<text:span text:style-name="T1">V</text:span>VSRDWIY----SNS 156</text:p>
      <text:p text:style-name="P1">SREBOvul <text:s text:c="3"/>PQYVLA<text:span text:style-name="T1">L</text:span>KIIS<text:span text:style-name="T2">L</text:span>AL<text:span text:style-name="T1">I</text:span>IFTG<text:span text:style-name="T1">IL</text:span><text:span text:style-name="T2">GN</text:span>SMVVYT<text:span text:style-name="T1">I</text:span>IR<text:span text:style-name="T1">D</text:span>KR<text:span text:style-name="T2">L</text:span><text:span text:style-name="T1">HR</text:span>PP<text:span text:style-name="T1">FY</text:span>Y<text:span text:style-name="T2">L</text:span>VSLAMS<text:span text:style-name="T2">D</text:span>L<text:span text:style-name="T1">A</text:span><text:span text:style-name="T2">R</text:span>S<text:span text:style-name="T1">V</text:span>F<text:span text:style-name="T2">C</text:span>L<text:span text:style-name="T2">P</text:span>F<text:span text:style-name="T2">V</text:span>LTT<text:span text:style-name="T1">V</text:span>IQGYVWVY---GEN 93</text:p>
      <text:p text:style-name="P3"/>
      <text:p text:style-name="P1">SREBHsap85 <text:s/>T<text:span text:style-name="T2">C</text:span>K<text:span text:style-name="T1">VIA</text:span><text:span text:style-name="T2">F</text:span>LGVLSC<text:span text:style-name="T1">F</text:span>HT<text:span text:style-name="T1">A</text:span>FMLFC<text:span text:style-name="T1">I</text:span>S<text:span text:style-name="T1">V</text:span>T<text:span text:style-name="T2">RY</text:span>L<text:span text:style-name="T1">AI</text:span>AHH<text:span text:style-name="T2">RF</text:span>YTK<text:span text:style-name="T1">R</text:span>LTFWTC<text:span text:style-name="T1">LA</text:span>-V<text:span text:style-name="T1">I</text:span>CMV<text:span text:style-name="T2">W</text:span>T<text:span text:style-name="T1">L</text:span>SVAMA<text:span text:style-name="T2">FPP</text:span><text:span text:style-name="T1">V</text:span>LDVGTYSFIRE<text:span text:style-name="T1">E</text:span>DQ 171</text:p>
      <text:p text:style-name="P1">SREBHsa<text:span text:style-name="T3">p1</text:span>73 S<text:span text:style-name="T2">C</text:span>K<text:span text:style-name="T1">IVA</text:span><text:span text:style-name="T2">F</text:span>MAVLFC<text:span text:style-name="T1">F</text:span>HA<text:span text:style-name="T1">A</text:span>FMLFC<text:span text:style-name="T1">I</text:span>S<text:span text:style-name="T1">V</text:span>T<text:span text:style-name="T2">RY</text:span>M<text:span text:style-name="T1">AI</text:span>AHH<text:span text:style-name="T2">RF</text:span>YAK<text:span text:style-name="T1">R</text:span>MTLWTC<text:span text:style-name="T1">AA</text:span>-V<text:span text:style-name="T1">I</text:span>CMA<text:span text:style-name="T2">W</text:span>T<text:span text:style-name="T1">L</text:span>SVAMA<text:span text:style-name="T2">FPP</text:span><text:span text:style-name="T1">V</text:span>FDVGTYKFIRE<text:span text:style-name="T1">E</text:span>DQ 173</text:p>
      <text:p text:style-name="P1">SREBHsap27 <text:s/>G<text:span text:style-name="T2">C</text:span>K<text:span text:style-name="T1">LLA</text:span><text:span text:style-name="T2">F</text:span>LAALFC<text:span text:style-name="T1">F</text:span>HA<text:span text:style-name="T1">A</text:span>FLLLG<text:span text:style-name="T1">V</text:span>G<text:span text:style-name="T1">V</text:span>T<text:span text:style-name="T2">RY</text:span>L<text:span text:style-name="T1">AI</text:span>AHH<text:span text:style-name="T2">RF</text:span>YAE<text:span text:style-name="T1">R</text:span>LAGWPC<text:span text:style-name="T1">AA</text:span>ML<text:span text:style-name="T1">V</text:span>CAA<text:span text:style-name="T2">W</text:span>A<text:span text:style-name="T1">L</text:span>ALAAA<text:span text:style-name="T2">FPP</text:span><text:span text:style-name="T1">V</text:span>LDGGGD---DE<text:span text:style-name="T1">D</text:span>AP 170</text:p>
      <text:p text:style-name="P1">SREBArub <text:s text:c="3"/>L<text:span text:style-name="T2">C</text:span>E<text:span text:style-name="T1">ILA</text:span><text:span text:style-name="T2">F</text:span>FNVYLT<text:span text:style-name="T1">Y</text:span>GV<text:span text:style-name="T1">L</text:span>YTLFL<text:span text:style-name="T1">I</text:span>S<text:span text:style-name="T1">I</text:span>E<text:span text:style-name="T2">RY</text:span>V<text:span text:style-name="T1">VL</text:span>RFH<text:span text:style-name="T2">RF</text:span>HRQ<text:span text:style-name="T1">K</text:span>LKGPAC<text:span text:style-name="T1">LL</text:span>-L<text:span text:style-name="T1">V</text:span>LAS<text:span text:style-name="T2">W</text:span>A<text:span text:style-name="T1">L</text:span>AVSMA<text:span text:style-name="T2">FPP</text:span><text:span text:style-name="T1">V</text:span>FNTRTYSFIEI<text:span text:style-name="T1">E</text:span>NQ 235</text:p>
      <text:p text:style-name="P1">SREBOvul <text:s text:c="3"/>A<text:span text:style-name="T2">C</text:span>I<text:span text:style-name="T1">LVG</text:span><text:span text:style-name="T2">F</text:span>TNTFFI<text:span text:style-name="T1">Y</text:span>SS<text:span text:style-name="T1">A</text:span>VTFLL<text:span text:style-name="T1">I</text:span>S<text:span text:style-name="T1">G</text:span>D<text:span text:style-name="T2">RY</text:span>V<text:span text:style-name="T1">GV</text:span>VQT<text:span text:style-name="T2">RF</text:span>YRR<text:span text:style-name="T1">K</text:span>CGGLLS<text:span text:style-name="T1">LA</text:span>-F<text:span text:style-name="T1">I</text:span>VFG<text:span text:style-name="T2">W</text:span>G<text:span text:style-name="T1">V</text:span>AFLVS<text:span text:style-name="T2">FPP</text:span><text:span text:style-name="T1">I</text:span>FGLGSYTFVPS<text:span text:style-name="T1">E</text:span>AQ 172</text:p>
      <text:p text:style-name="P3"/>
      <text:p text:style-name="P1">SREBHsap85 <text:s/><text:span text:style-name="T2">C</text:span>TFQHRSFRANDS<text:span text:style-name="T2">L</text:span>G<text:span text:style-name="T2">F</text:span>M<text:span text:style-name="T2">L</text:span>LLAL<text:span text:style-name="T1">I</text:span>LLA<text:span text:style-name="T1">T</text:span>QL<text:span text:style-name="T1">V</text:span><text:span text:style-name="T2">Y</text:span>L<text:span text:style-name="T1">KL</text:span>IF<text:span text:style-name="T2">F</text:span>VHD<text:span text:style-name="T1">R</text:span><text:span text:style-name="T2">RKM</text:span>K<text:span text:style-name="T2">P</text:span>VQFVA<text:span text:style-name="T2">A</text:span>V<text:span text:style-name="T2">S</text:span>Q<text:span text:style-name="T1">N</text:span><text:span text:style-name="T2">WTF</text:span>H<text:span text:style-name="T2">GPG</text:span>AS<text:span text:style-name="T2">GQA</text:span><text:span text:style-name="T1">AA</text:span><text:span text:style-name="T2">NW</text:span>LA<text:span text:style-name="T2">G</text:span><text:span text:style-name="T1">F</text:span>GRGP 251</text:p>
      <text:p text:style-name="P1">SREBHsap<text:span text:style-name="T3">1</text:span>73 <text:span text:style-name="T2">C</text:span>IFEHRYFKANDT<text:span text:style-name="T2">L</text:span>G<text:span text:style-name="T2">F</text:span>M<text:span text:style-name="T2">L</text:span>MLAV<text:span text:style-name="T1">L</text:span>MAA<text:span text:style-name="T1">T</text:span>HA<text:span text:style-name="T1">V</text:span><text:span text:style-name="T2">Y</text:span>G<text:span text:style-name="T1">KL</text:span>LL<text:span text:style-name="T2">F</text:span>EYR<text:span text:style-name="T1">H</text:span><text:span text:style-name="T2">RKM</text:span>K<text:span text:style-name="T2">P</text:span>VQMVP<text:span text:style-name="T2">A</text:span>I<text:span text:style-name="T2">S</text:span>Q<text:span text:style-name="T1">N</text:span><text:span text:style-name="T2">WTF</text:span>H<text:span text:style-name="T2">GPG</text:span>AT<text:span text:style-name="T2">GQA</text:span><text:span text:style-name="T1">AA</text:span><text:span text:style-name="T2">NW</text:span>IA<text:span text:style-name="T2">G</text:span><text:span text:style-name="T1">F</text:span>GRGP 253</text:p>
      <text:p text:style-name="P1">SREBHsap <text:s text:c="3"/><text:span text:style-name="T2">C</text:span>ALEQRPDGAPGA<text:span text:style-name="T2">L</text:span>G<text:span text:style-name="T2">F</text:span>L<text:span text:style-name="T2">L</text:span>LLAV<text:span text:style-name="T1">V</text:span>VGA<text:span text:style-name="T1">T</text:span>HL<text:span text:style-name="T1">V</text:span><text:span text:style-name="T2">Y</text:span>L<text:span text:style-name="T1">RL</text:span>LF<text:span text:style-name="T2">F</text:span>IHD<text:span text:style-name="T1">R</text:span><text:span text:style-name="T2">RKM</text:span>R<text:span text:style-name="T2">P</text:span>ARLVP<text:span text:style-name="T2">A</text:span>V<text:span text:style-name="T2">S</text:span>H<text:span text:style-name="T1">D</text:span><text:span text:style-name="T2">WTF</text:span>H<text:span text:style-name="T2">GPG</text:span>AT<text:span text:style-name="T2">GQA</text:span><text:span text:style-name="T1">AA</text:span><text:span text:style-name="T2">NW</text:span>TA<text:span text:style-name="T2">G</text:span><text:span text:style-name="T1">F</text:span>GRGP 250</text:p>
      <text:p text:style-name="P1">SREBArub <text:s text:c="3"/><text:span text:style-name="T2">C</text:span>TFKHQEYKSNET<text:span text:style-name="T2">L</text:span>C<text:span text:style-name="T2">F</text:span>L<text:span text:style-name="T2">L</text:span>FFVA<text:span text:style-name="T1">V</text:span>IAF<text:span text:style-name="T1">T</text:span>HF<text:span text:style-name="T1">A</text:span><text:span text:style-name="T2">Y</text:span>F<text:span text:style-name="T1">RV</text:span>FL<text:span text:style-name="T2">F</text:span>MRA<text:span text:style-name="T1">H</text:span><text:span text:style-name="T2">RKM</text:span>R<text:span text:style-name="T2">P</text:span>MQFVP<text:span text:style-name="T2">A</text:span>V<text:span text:style-name="T2">S</text:span>N<text:span text:style-name="T1">N</text:span><text:span text:style-name="T2">WTF</text:span>Y<text:span text:style-name="T2">GPG</text:span>ST<text:span text:style-name="T2">GQA</text:span><text:span text:style-name="T1">AA</text:span><text:span text:style-name="T2">NW</text:span>FL<text:span text:style-name="T2">G</text:span><text:span text:style-name="T1">Y</text:span>RQGP 315</text:p>
      <text:p text:style-name="P1">SREBOvul <text:s text:c="3"/><text:span text:style-name="T2">C</text:span>TYSHTHYRSNDT<text:span text:style-name="T2">L</text:span>V<text:span text:style-name="T2">F</text:span>L<text:span text:style-name="T2">L</text:span>VFTF<text:span text:style-name="T1">I</text:span>MSL<text:span text:style-name="T1">S</text:span>LL<text:span text:style-name="T1">L</text:span><text:span text:style-name="T2">Y</text:span>Y<text:span text:style-name="T1">RI</text:span>LM<text:span text:style-name="T2">F</text:span>LRN<text:span text:style-name="T1">H</text:span><text:span text:style-name="T2">RKM</text:span>Y<text:span text:style-name="T2">P</text:span>FFHQP<text:span text:style-name="T2">A</text:span>R<text:span text:style-name="T2">S</text:span>N<text:span text:style-name="T1">N</text:span><text:span text:style-name="T2">WTF</text:span>L<text:span text:style-name="T2">GPG</text:span>AN<text:span text:style-name="T2">GQA</text:span><text:span text:style-name="T1">LV</text:span><text:span text:style-name="T2">NW</text:span>LN<text:span text:style-name="T2">G</text:span><text:span text:style-name="T1">F</text:span>TGFR 252</text:p>
      <text:p text:style-name="P3"/>
      <text:p text:style-name="P1">SREBHsap85 <text:s/>TP<text:span text:style-name="T2">P</text:span>T<text:span text:style-name="T2">L</text:span>LG<text:span text:style-name="T1">I</text:span>RQNANTTGRRRLLVLDEFKME-KRIS<text:span text:style-name="T1">R</text:span>MFYIM<text:span text:style-name="T2">T</text:span>FL<text:span text:style-name="T2">F</text:span>LT<text:span text:style-name="T2">LW</text:span>G<text:span text:style-name="T2">PY</text:span>L<text:span text:style-name="T2">V</text:span>AC<text:span text:style-name="T1">Y</text:span>WR<text:span text:style-name="T2">V</text:span>FARGPV<text:span text:style-name="T1">V</text:span>PGG<text:span text:style-name="T1">FL</text:span>TAAV<text:span text:style-name="T2">W</text:span>M<text:span text:style-name="T1">SF</text:span>A 330</text:p>
      <text:p text:style-name="P1">SREBHsap<text:span text:style-name="T3">1</text:span>73 MP<text:span text:style-name="T2">P</text:span>T<text:span text:style-name="T2">L</text:span>LG<text:span text:style-name="T1">I</text:span>RQNGHAASRR-LLGMDEVKGE-KQLG<text:span text:style-name="T1">R</text:span>MFYAI<text:span text:style-name="T2">T</text:span>LL<text:span text:style-name="T2">F</text:span>LL<text:span text:style-name="T2">LW</text:span>S<text:span text:style-name="T2">PY</text:span>I<text:span text:style-name="T2">V</text:span>AC<text:span text:style-name="T1">Y</text:span>WR<text:span text:style-name="T2">V</text:span>FVKACA<text:span text:style-name="T1">V</text:span>PHR<text:span text:style-name="T1">YL</text:span>ATAV<text:span text:style-name="T2">W</text:span>M<text:span text:style-name="T1">SF</text:span>A 331</text:p>
      <text:p text:style-name="P1">SREBHsap27 <text:s/>TP<text:span text:style-name="T2">P</text:span>A<text:span text:style-name="T2">L</text:span>VG<text:span text:style-name="T1">I</text:span>RPAGPGRGARRLLVLEEFKTE-KRLC<text:span text:style-name="T1">K</text:span>MFYAV<text:span text:style-name="T2">T</text:span>LL<text:span text:style-name="T2">F</text:span>LL<text:span text:style-name="T2">LW</text:span>G<text:span text:style-name="T2">PY</text:span>V<text:span text:style-name="T2">V</text:span>AS<text:span text:style-name="T1">Y</text:span>LR<text:span text:style-name="T2">V</text:span>LVRPGA<text:span text:style-name="T1">V</text:span>PQA<text:span text:style-name="T1">YL</text:span>TASV<text:span text:style-name="T2">W</text:span>L<text:span text:style-name="T1">TF</text:span>A 329</text:p>
      <text:p text:style-name="P1">SREBArub <text:s text:c="3"/>TP<text:span text:style-name="T2">P</text:span>P<text:span text:style-name="T2">L</text:span>IG<text:span text:style-name="T1">L</text:span>AP--PANGNSTSLSKSDFERE-EKFS<text:span text:style-name="T1">K</text:span>LSLTI<text:span text:style-name="T2">T</text:span>IS<text:span text:style-name="T2">F</text:span>SV<text:span text:style-name="T2">LW</text:span>L<text:span text:style-name="T2">PY</text:span>T<text:span text:style-name="T2">V</text:span>YC<text:span text:style-name="T1">F</text:span>WQ<text:span text:style-name="T2">V</text:span>FQHNNP<text:span text:style-name="T1">L</text:span>PYT<text:span text:style-name="T1">YV</text:span>SIAT<text:span text:style-name="T2">W</text:span>L<text:span text:style-name="T1">TF</text:span>F 392</text:p>
      <text:p text:style-name="P1">SREBOvul <text:s text:c="3"/>QN<text:span text:style-name="T2">P</text:span>W<text:span text:style-name="T2">L</text:span>NP<text:span text:style-name="T1">I</text:span>AAGFQMPPRQLGRTVNLKVVKGEHLS<text:span text:style-name="T1">R</text:span>LFFTV<text:span text:style-name="T2">T</text:span>LV<text:span text:style-name="T2">F</text:span>DI<text:span text:style-name="T2">LW</text:span>V<text:span text:style-name="T2">PY</text:span>L<text:span text:style-name="T2">V</text:span>LS<text:span text:style-name="T1">Y</text:span>WQ<text:span text:style-name="T2">V</text:span>FEVSHQ<text:span text:style-name="T1">L</text:span>SST<text:span text:style-name="T1">FI</text:span>GVAA<text:span text:style-name="T2">W</text:span>C<text:span text:style-name="T1">SY</text:span>L 332</text:p>
      <text:p text:style-name="P3"><text:soft-page-break/></text:p>
      <text:p text:style-name="P1">SREBHsap85 <text:s text:c="2"/>Q<text:span text:style-name="T1">A</text:span>G<text:span text:style-name="T1">I</text:span><text:span text:style-name="T2">NP</text:span>F<text:span text:style-name="T1">V</text:span>CIFSNREL<text:span text:style-name="T1">R</text:span>RCFSTTLLYCRK--SRLPREPYCVI---- 370</text:p>
      <text:p text:style-name="P1">SREBHsap<text:span text:style-name="T14">1</text:span>73 <text:s/>Q<text:span text:style-name="T1">A</text:span>A<text:span text:style-name="T1">V</text:span><text:span text:style-name="T2">NP</text:span>I<text:span text:style-name="T1">V</text:span>CFLLNKDL<text:span text:style-name="T1">K</text:span>KCLRTHAPCWGTGGAPAPREPYCVM---- 373</text:p>
      <text:p text:style-name="P1">SREBHsap27 <text:s text:c="2"/>Q<text:span text:style-name="T1">A</text:span>G<text:span text:style-name="T1">I</text:span><text:span text:style-name="T2">NP</text:span>V<text:span text:style-name="T1">V</text:span>CFLFNREL<text:span text:style-name="T1">R</text:span>DCFRAQFPCCQSPRTTQATHPCDLKGIGL 375</text:p>
      <text:p text:style-name="P1">SREBArub <text:s text:c="4"/>Q<text:span text:style-name="T1">A</text:span>C<text:span text:style-name="T1">I</text:span><text:span text:style-name="T2">NP</text:span>I<text:span text:style-name="T1">L</text:span>CFVVSKEF<text:span text:style-name="T1">R</text:span>QIALQHVFGASAFQQEGHNVQL------- 431</text:p>
      <text:p text:style-name="P10"><text:span text:style-name="T4">SREBOvul <text:s text:c="4"/>A</text:span><text:span text:style-name="T11">V</text:span><text:span text:style-name="T4">A</text:span><text:span text:style-name="T11">V</text:span><text:span text:style-name="T12">NP</text:span><text:span text:style-name="T4">L</text:span><text:span text:style-name="T11">V</text:span><text:span text:style-name="T4">YLCCSGTL</text:span><text:span text:style-name="T11">R</text:span><text:span text:style-name="T4">RAFRPEIESYSKRGTLRE----------- 367</text:span></text:p>
      <text:p text:style-name="P19"/>
      <text:p text:style-name="P11"><text:span text:style-name="Strong_20_Emphasis"><text:span text:style-name="T7">C. </text:span></text:span><text:span text:style-name="Strong_20_Emphasis"><text:span text:style-name="T6">Summary table of the similarity between </text:span></text:span><text:span text:style-name="Strong_20_Emphasis"><text:span text:style-name="T10">Asterias rubens</text:span></text:span><text:span text:style-name="Strong_20_Emphasis"><text:span text:style-name="T6"> and </text:span></text:span><text:span text:style-name="Strong_20_Emphasis"><text:span text:style-name="T10">Octopus vulgaris</text:span></text:span><text:span text:style-name="Strong_20_Emphasis"><text:span text:style-name="T6"> </text:span></text:span><text:span text:style-name="Strong_20_Emphasis"><text:span text:style-name="T7">CCK </text:span></text:span><text:span text:style-name="Strong_20_Emphasis"><text:span text:style-name="T6">sequences compared against human </text:span></text:span><text:span text:style-name="Strong_20_Emphasis"><text:span text:style-name="T7">CCK</text:span></text:span><text:span text:style-name="Strong_20_Emphasis"><text:span text:style-name="T6"> receptor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761210320448">
            <table:table-cell table:style-name="Table2.A1" office:value-type="string">
              <text:p text:style-name="P15">Human Receptor</text:p>
            </table:table-cell>
            <table:table-cell table:style-name="Table2.A1" office:value-type="string">
              <text:p text:style-name="P15">Species <text:span text:style-name="T19">sequences</text:span></text:p>
            </table:table-cell>
            <table:table-cell table:style-name="Table2.A1" office:value-type="string">
              <text:p text:style-name="P15">Alignment Length</text:p>
            </table:table-cell>
            <table:table-cell table:style-name="Table2.A1" office:value-type="string">
              <text:p text:style-name="P15">Identity (%)</text:p>
            </table:table-cell>
            <table:table-cell table:style-name="Table2.A1" office:value-type="string">
              <text:p text:style-name="P15">Similarity (%)</text:p>
            </table:table-cell>
          </table:table-row>
        </table:table-header-rows>
        <table:table-row table:style-name="TableLine94761209916672">
          <table:table-cell table:style-name="Table2.A1" office:value-type="string">
            <text:p text:style-name="P12">HsapCCKRA</text:p>
          </table:table-cell>
          <table:table-cell table:style-name="Table2.A1" office:value-type="string">
            <text:p text:style-name="P12">ArubCCKR</text:p>
          </table:table-cell>
          <table:table-cell table:style-name="Table2.A1" office:value-type="string">
            <text:p text:style-name="P12">485</text:p>
          </table:table-cell>
          <table:table-cell table:style-name="Table2.A1" office:value-type="string">
            <text:p text:style-name="P12">37.32</text:p>
          </table:table-cell>
          <table:table-cell table:style-name="Table2.A1" office:value-type="string">
            <text:p text:style-name="P12">55.05</text:p>
          </table:table-cell>
        </table:table-row>
        <table:table-row table:style-name="TableLine94761209654400">
          <table:table-cell table:style-name="Table2.A1" office:value-type="string">
            <text:p text:style-name="P12">HsapCCKRb</text:p>
          </table:table-cell>
          <table:table-cell table:style-name="Table2.A1" office:value-type="string">
            <text:p text:style-name="P12">ArubCCKR</text:p>
          </table:table-cell>
          <table:table-cell table:style-name="Table2.A1" office:value-type="string">
            <text:p text:style-name="P12">502</text:p>
          </table:table-cell>
          <table:table-cell table:style-name="Table2.A1" office:value-type="string">
            <text:p text:style-name="P12">36.45</text:p>
          </table:table-cell>
          <table:table-cell table:style-name="Table2.A1" office:value-type="string">
            <text:p text:style-name="P12">53.19</text:p>
          </table:table-cell>
        </table:table-row>
        <table:table-row table:style-name="TableLine94761207505840">
          <table:table-cell table:style-name="Table2.A1" office:value-type="string">
            <text:p text:style-name="P12">HsapCCKRa</text:p>
          </table:table-cell>
          <table:table-cell table:style-name="Table2.A1" office:value-type="string">
            <text:p text:style-name="P12">OvulCCKR</text:p>
          </table:table-cell>
          <table:table-cell table:style-name="Table2.A1" office:value-type="string">
            <text:p text:style-name="P12">486</text:p>
          </table:table-cell>
          <table:table-cell table:style-name="Table2.A1" office:value-type="string">
            <text:p text:style-name="P12">38.89</text:p>
          </table:table-cell>
          <table:table-cell table:style-name="Table2.A1" office:value-type="string">
            <text:p text:style-name="P12">55.97</text:p>
          </table:table-cell>
        </table:table-row>
        <table:table-row table:style-name="TableLine94761178263968">
          <table:table-cell table:style-name="Table2.A1" office:value-type="string">
            <text:p text:style-name="P12">HsapCCKRb</text:p>
          </table:table-cell>
          <table:table-cell table:style-name="Table2.A1" office:value-type="string">
            <text:p text:style-name="P12">OvulCCKR</text:p>
          </table:table-cell>
          <table:table-cell table:style-name="Table2.A1" office:value-type="string">
            <text:p text:style-name="P12">511</text:p>
          </table:table-cell>
          <table:table-cell table:style-name="Table2.A1" office:value-type="string">
            <text:p text:style-name="P12">36.40</text:p>
          </table:table-cell>
          <table:table-cell table:style-name="Table2.A1" office:value-type="string">
            <text:p text:style-name="P12">53.62</text:p>
          </table:table-cell>
        </table:table-row>
      </table:table>
      <text:p text:style-name="P19"/>
      <text:p text:style-name="P8"><text:span text:style-name="Strong_20_Emphasis"><text:span text:style-name="T5">B</text:span></text:span><text:span text:style-name="Strong_20_Emphasis"><text:span text:style-name="T6">. Alignment of the </text:span></text:span><text:span text:style-name="Strong_20_Emphasis"><text:span text:style-name="T8">CCK</text:span></text:span><text:span text:style-name="Strong_20_Emphasis"><text:span text:style-name="T6"> receptors from human, </text:span></text:span><text:span text:style-name="Strong_20_Emphasis"><text:span text:style-name="T10">Asterias rubens, </text:span></text:span><text:span text:style-name="Strong_20_Emphasis"><text:span text:style-name="T9">and</text:span></text:span><text:span text:style-name="Strong_20_Emphasis"><text:span text:style-name="T10"> Octopus vulgaris</text:span></text:span><text:span text:style-name="Strong_20_Emphasis"><text:span text:style-name="T6"> that were cloned and used for receptor deorphanization testing. Conserved residues are highlighted, with similar amino acids in gray and 100% conserved residues in black.</text:span></text:span></text:p>
      <text:p text:style-name="P6"><text:span text:style-name="T4">HsapCCKRA <text:s/>-------MD</text:span><text:span text:style-name="T11">V</text:span><text:span text:style-name="T4">VDSLL</text:span><text:span text:style-name="T11">V</text:span><text:span text:style-name="T4">NGSNITPPCEL</text:span><text:span text:style-name="T11">GL</text:span><text:span text:style-name="T4">ENETLFCLDQ---------PRP------SKEW</text:span><text:span text:style-name="T11">Q</text:span><text:span text:style-name="T4">PA</text:span><text:span text:style-name="T11">V</text:span><text:span text:style-name="T4">QILL</text:span><text:span text:style-name="T12">Y</text:span><text:span text:style-name="T4"> 48</text:span></text:p>
      <text:p text:style-name="P2">HsapCCKRB <text:s/>MELLKLNRS<text:span text:style-name="T1">V</text:span>QGTGP<text:span text:style-name="T1">G</text:span>PGASLCRPGAP<text:span text:style-name="T1">LL</text:span>NSSSVGNLSC---------EPPRIRGAGTREL<text:span text:style-name="T1">E</text:span>LA<text:span text:style-name="T1">I</text:span>RITL<text:span text:style-name="T2">Y</text:span> 61</text:p>
      <text:p text:style-name="P2">ArubCCKR <text:s text:c="2"/>---MATATT<text:span text:style-name="T1">A</text:span>YPYSL<text:span text:style-name="T1">I</text:span>DSSLPPVNSTF<text:span text:style-name="T1">LV</text:span>TSIVDVNSTNSSLITEDFDDDRNRGVRIGFGL<text:span text:style-name="T1">N</text:span>IY<text:span text:style-name="T1">L</text:span>TATL<text:span text:style-name="T2">Y</text:span> 67</text:p>
      <text:p text:style-name="P2">OvulCCKR <text:s text:c="2"/>-------MN<text:span text:style-name="T1">L</text:span>TGHGI<text:span text:style-name="T1">L</text:span>DDNEAEFIDRD<text:span text:style-name="T1">LG</text:span>SNIVYNKTSN---------YTVKRMHHASFQK<text:span text:style-name="T1">E</text:span>IL<text:span text:style-name="T1">I</text:span>PP--<text:span text:style-name="T2">Y</text:span> 52</text:p>
      <text:p text:style-name="P4"/>
      <text:p text:style-name="P2">HsapCCKRA <text:s/>S<text:span text:style-name="T1">LI</text:span><text:span text:style-name="T2">F</text:span><text:span text:style-name="T1">L</text:span>LS<text:span text:style-name="T1">VL</text:span><text:span text:style-name="T2">GN</text:span>T<text:span text:style-name="T2">L</text:span><text:span text:style-name="T1">VI</text:span>TV<text:span text:style-name="T2">L</text:span><text:span text:style-name="T1">I</text:span>RN<text:span text:style-name="T1">K</text:span><text:span text:style-name="T2">R</text:span>M<text:span text:style-name="T2">RTVTN</text:span>I<text:span text:style-name="T2">FLL</text:span>S<text:span text:style-name="T2">L</text:span>AV<text:span text:style-name="T2">SDL</text:span>MLC<text:span text:style-name="T1">L</text:span>F<text:span text:style-name="T2">CMPF</text:span>N<text:span text:style-name="T1">LI</text:span>PNLLKD<text:span text:style-name="T2">F</text:span><text:span text:style-name="T1">I</text:span><text:span text:style-name="T2">FG</text:span>SAV<text:span text:style-name="T2">C</text:span>KTTT 118</text:p>
      <text:p text:style-name="P2">HsapCCKRB <text:s/>A<text:span text:style-name="T1">VI</text:span><text:span text:style-name="T2">F</text:span><text:span text:style-name="T1">L</text:span>MS<text:span text:style-name="T1">VG</text:span><text:span text:style-name="T2">GN</text:span>M<text:span text:style-name="T2">L</text:span><text:span text:style-name="T1">II</text:span>VV<text:span text:style-name="T2">L</text:span><text:span text:style-name="T1">G</text:span>LS<text:span text:style-name="T1">R</text:span><text:span text:style-name="T2">R</text:span>L<text:span text:style-name="T2">RTVTN</text:span>A<text:span text:style-name="T2">FLL</text:span>S<text:span text:style-name="T2">L</text:span>AV<text:span text:style-name="T2">SDL</text:span>LLA<text:span text:style-name="T1">V</text:span>A<text:span text:style-name="T2">CMPF</text:span>T<text:span text:style-name="T1">LL</text:span>PNLMGT<text:span text:style-name="T2">F</text:span><text:span text:style-name="T1">I</text:span><text:span text:style-name="T2">FG</text:span>TVI<text:span text:style-name="T2">C</text:span>KAVS 131</text:p>
      <text:p text:style-name="P2">ArubCCKR <text:s text:c="2"/>G<text:span text:style-name="T1">IV</text:span><text:span text:style-name="T2">F</text:span><text:span text:style-name="T1">V</text:span>LA<text:span text:style-name="T1">IV</text:span><text:span text:style-name="T2">GN</text:span>I<text:span text:style-name="T2">L</text:span><text:span text:style-name="T1">VL</text:span>VT<text:span text:style-name="T2">L</text:span><text:span text:style-name="T1">A</text:span>QD<text:span text:style-name="T1">K</text:span><text:span text:style-name="T2">R</text:span>M<text:span text:style-name="T2">RTVTN</text:span>M<text:span text:style-name="T2">FLL</text:span>S<text:span text:style-name="T2">L</text:span>AF<text:span text:style-name="T2">SDL</text:span>LFG<text:span text:style-name="T1">I</text:span>F<text:span text:style-name="T2">CMPF</text:span>T<text:span text:style-name="T1">VV</text:span>GNMLGR<text:span text:style-name="T2">F</text:span><text:span text:style-name="T1">V</text:span><text:span text:style-name="T2">FG</text:span>AVI<text:span text:style-name="T2">C</text:span>KIVP 137</text:p>
      <text:p text:style-name="P2">OvulCCKR <text:s text:c="2"/>I<text:span text:style-name="T1">AI</text:span><text:span text:style-name="T2">F</text:span><text:span text:style-name="T1">L</text:span>LA<text:span text:style-name="T1">VV</text:span><text:span text:style-name="T2">GN</text:span>L<text:span text:style-name="T2">L</text:span><text:span text:style-name="T1">VI</text:span>LT<text:span text:style-name="T2">L</text:span><text:span text:style-name="T1">V</text:span>QN<text:span text:style-name="T1">K</text:span><text:span text:style-name="T2">R</text:span>M<text:span text:style-name="T2">RTVTN</text:span>V<text:span text:style-name="T2">FLL</text:span>N<text:span text:style-name="T2">L</text:span>SI<text:span text:style-name="T2">SDL</text:span>LLA<text:span text:style-name="T1">V</text:span>F<text:span text:style-name="T2">CMPF</text:span>T<text:span text:style-name="T1">LI</text:span>PVLLRN<text:span text:style-name="T2">F</text:span><text:span text:style-name="T1">I</text:span><text:span text:style-name="T2">FG</text:span>ATM<text:span text:style-name="T2">C</text:span>VLIR 122</text:p>
      <text:p text:style-name="P4"/>
      <text:p text:style-name="P2">HsapCCKRA <text:s/><text:span text:style-name="T2">Y</text:span>FM<text:span text:style-name="T2">G</text:span>T<text:span text:style-name="T2">SV</text:span>S<text:span text:style-name="T2">VS</text:span>TFNL<text:span text:style-name="T2">V</text:span><text:span text:style-name="T1">A</text:span>IS<text:span text:style-name="T2">LERY</text:span>G<text:span text:style-name="T1">A</text:span><text:span text:style-name="T2">IC</text:span>K<text:span text:style-name="T2">PL</text:span>QS<text:span text:style-name="T2">R</text:span>V<text:span text:style-name="T2">WQT</text:span>KS<text:span text:style-name="T1">H</text:span><text:span text:style-name="T2">A</text:span>L<text:span text:style-name="T1">KV</text:span><text:span text:style-name="T2">I</text:span>A<text:span text:style-name="T1">A</text:span>T<text:span text:style-name="T2">W</text:span>C<text:span text:style-name="T1">L</text:span>SFT<text:span text:style-name="T1">I</text:span>MT<text:span text:style-name="T2">P</text:span>YP<text:span text:style-name="T1">I</text:span>Y<text:span text:style-name="T1">S</text:span>NLVPFTKN 188</text:p>
      <text:p text:style-name="P2">HsapCCKRB <text:s/><text:span text:style-name="T2">Y</text:span>LM<text:span text:style-name="T2">G</text:span>V<text:span text:style-name="T2">SV</text:span>S<text:span text:style-name="T2">VS</text:span>TLSL<text:span text:style-name="T2">V</text:span><text:span text:style-name="T1">A</text:span>IA<text:span text:style-name="T2">LERY</text:span>S<text:span text:style-name="T1">A</text:span><text:span text:style-name="T2">IC</text:span>R<text:span text:style-name="T2">PL</text:span>QA<text:span text:style-name="T2">R</text:span>V<text:span text:style-name="T2">WQT</text:span>RS<text:span text:style-name="T1">H</text:span><text:span text:style-name="T2">A</text:span>A<text:span text:style-name="T1">RV</text:span><text:span text:style-name="T2">I</text:span>V<text:span text:style-name="T1">A</text:span>T<text:span text:style-name="T2">W</text:span>L<text:span text:style-name="T1">L</text:span>SGL<text:span text:style-name="T1">L</text:span>MV<text:span text:style-name="T2">P</text:span>YP<text:span text:style-name="T1">V</text:span>Y<text:span text:style-name="T1">T</text:span>VVQPVG-- 199</text:p>
      <text:p text:style-name="P2">ArubCCKR <text:s text:c="2"/><text:span text:style-name="T2">Y</text:span>IQ<text:span text:style-name="T2">G</text:span>I<text:span text:style-name="T2">SV</text:span>T<text:span text:style-name="T2">VS</text:span>VWTM<text:span text:style-name="T2">V</text:span><text:span text:style-name="T1">V</text:span>IS<text:span text:style-name="T2">LERY</text:span>H<text:span text:style-name="T1">A</text:span><text:span text:style-name="T2">IC</text:span>N<text:span text:style-name="T2">PL</text:span>SS<text:span text:style-name="T2">R</text:span>V<text:span text:style-name="T2">WQT</text:span>KA<text:span text:style-name="T1">H</text:span><text:span text:style-name="T2">A</text:span>Y<text:span text:style-name="T1">KA</text:span><text:span text:style-name="T2">I</text:span>V<text:span text:style-name="T1">G</text:span>V<text:span text:style-name="T2">W</text:span>M<text:span text:style-name="T1">V</text:span>ALF<text:span text:style-name="T1">L</text:span>NL<text:span text:style-name="T2">P</text:span>AV<text:span text:style-name="T1">I</text:span>F<text:span text:style-name="T1">S</text:span>KLFSFNS- 206</text:p>
      <text:p text:style-name="P2">OvulCCKR <text:s text:c="2"/><text:span text:style-name="T2">Y</text:span>LQ<text:span text:style-name="T2">G</text:span>V<text:span text:style-name="T2">SV</text:span>A<text:span text:style-name="T2">VS</text:span>CFTL<text:span text:style-name="T2">V</text:span><text:span text:style-name="T1">A</text:span>MS<text:span text:style-name="T2">LERY</text:span>F<text:span text:style-name="T1">G</text:span><text:span text:style-name="T2">IC</text:span>Q<text:span text:style-name="T2">PL</text:span>HS<text:span text:style-name="T2">R</text:span>R<text:span text:style-name="T2">WQT</text:span>LS<text:span text:style-name="T1">R</text:span><text:span text:style-name="T2">A</text:span>Y<text:span text:style-name="T1">KI</text:span><text:span text:style-name="T2">I</text:span>T<text:span text:style-name="T1">G</text:span>C<text:span text:style-name="T2">W</text:span>F<text:span text:style-name="T1">L</text:span>AAM<text:span text:style-name="T1">V</text:span>VI<text:span text:style-name="T2">P</text:span>IA<text:span text:style-name="T1">I</text:span>V<text:span text:style-name="T1">T</text:span>RMKSFDK- 191</text:p>
      <text:p text:style-name="P4"/>
      <text:p text:style-name="P2">HsapCCKRA <text:s/>NNQTANM<text:span text:style-name="T2">C</text:span>RFLLPNDVMQQS<text:span text:style-name="T1">W</text:span>HTF<text:span text:style-name="T2">L</text:span>LL<text:span text:style-name="T1">I</text:span>LFL<text:span text:style-name="T1">I</text:span><text:span text:style-name="T2">P</text:span><text:span text:style-name="T1">G</text:span>IV<text:span text:style-name="T2">M</text:span>MVA<text:span text:style-name="T2">YG</text:span>L<text:span text:style-name="T2">I</text:span>SLE<text:span text:style-name="T2">L</text:span>YQ<text:span text:style-name="T2">G</text:span>I<text:span text:style-name="T1">K</text:span>F<text:span text:style-name="T1">E</text:span>ASQKKSAKERKPS-- 256</text:p>
      <text:p text:style-name="P2">HsapCCKRB <text:s/>--PRVLQ<text:span text:style-name="T2">C</text:span>VHRWPSARVRQT<text:span text:style-name="T1">W</text:span>SVL<text:span text:style-name="T2">L</text:span>LL<text:span text:style-name="T1">L</text:span>LFF<text:span text:style-name="T1">I</text:span><text:span text:style-name="T2">P</text:span><text:span text:style-name="T1">G</text:span>VV<text:span text:style-name="T2">M</text:span>AVA<text:span text:style-name="T2">YG</text:span>L<text:span text:style-name="T2">I</text:span>SRE<text:span text:style-name="T2">L</text:span>YL<text:span text:style-name="T2">G</text:span>L<text:span text:style-name="T1">R</text:span>F<text:span text:style-name="T1">D</text:span>GDSDSDSQSRVRNQG 267</text:p>
      <text:p text:style-name="P2">ArubCCKR <text:s text:c="2"/>--GTVFR<text:span text:style-name="T2">C</text:span>DEIWPATLYRTI<text:span text:style-name="T1">Y</text:span>RMC<text:span text:style-name="T2">L</text:span>FV<text:span text:style-name="T1">I</text:span>LMV<text:span text:style-name="T1">A</text:span><text:span text:style-name="T2">P</text:span><text:span text:style-name="T1">L</text:span>FT<text:span text:style-name="T2">M</text:span>LTA<text:span text:style-name="T2">YG</text:span>L<text:span text:style-name="T2">I</text:span>IRE<text:span text:style-name="T2">L</text:span>RR<text:span text:style-name="T2">G</text:span>M<text:span text:style-name="T1">K</text:span>L<text:span text:style-name="T1">E</text:span>QCGADNEKREN---- 270</text:p>
      <text:p text:style-name="P2">OvulCCKR <text:s text:c="2"/>--GKTHV<text:span text:style-name="T2">C</text:span>REFWTSKIAEKC<text:span text:style-name="T1">Y</text:span>TVF<text:span text:style-name="T2">L</text:span>DM<text:span text:style-name="T1">A</text:span>FLL<text:span text:style-name="T1">I</text:span><text:span text:style-name="T2">P</text:span><text:span text:style-name="T1">V</text:span>II<text:span text:style-name="T2">M</text:span>SGS<text:span text:style-name="T2">YG</text:span>S<text:span text:style-name="T2">I</text:span>MWT<text:span text:style-name="T2">L</text:span>WM<text:span text:style-name="T2">G</text:span>I<text:span text:style-name="T1">K</text:span>M<text:span text:style-name="T1">D</text:span>KKMQDGENQRNQP-- 257</text:p>
      <text:p text:style-name="P4"><text:soft-page-break/></text:p>
      <text:p text:style-name="P2">HsapCCKRA <text:s/>-------------TTSS<text:span text:style-name="T1">G</text:span>KYEDSD<text:span text:style-name="T1">G</text:span>CY<text:span text:style-name="T1">L</text:span>QKTRPPRKLELRQLSTGSSSRANRIRSNSSAANLM<text:span text:style-name="T2">AKKRV</text:span><text:span text:style-name="T1">IR</text:span> 313</text:p>
      <text:p text:style-name="P2">HsapCCKRB <text:s/>GLPGAVHQNGRCRPETG<text:span text:style-name="T1">A</text:span>VGEDSD<text:span text:style-name="T1">G</text:span>CY<text:span text:style-name="T1">V</text:span>QLPRSRPALELTALTAPGPGSGSRP----TQAKLL<text:span text:style-name="T2">AKKRV</text:span><text:span text:style-name="T1">VR</text:span> 333</text:p>
      <text:p text:style-name="P2">ArubCCKR <text:s text:c="2"/>-----------------<text:span text:style-name="T1">G</text:span>IAMKNM<text:span text:style-name="T1">G</text:span>DE<text:span text:style-name="T1">A</text:span>SCSLNEKK----TKKSDKKPAQATMRSTSTSG---<text:span text:style-name="T2">AKKRV</text:span><text:span text:style-name="T1">VK</text:span> 316</text:p>
      <text:p text:style-name="P2">OvulCCKR <text:s text:c="2"/>-----------------<text:span text:style-name="T1">G</text:span>NSMRMC<text:span text:style-name="T1">V</text:span>FE<text:span text:style-name="T1">G</text:span>SPSRNSENRPIVTPKRRRYDLQSGVRQSNLDRNVA<text:span text:style-name="T2">AKKRV</text:span><text:span text:style-name="T1">IK</text:span> 310</text:p>
      <text:p text:style-name="P4"/>
      <text:p text:style-name="P2">HsapCCKRA <text:s/><text:span text:style-name="T2">ML</text:span><text:span text:style-name="T1">I</text:span><text:span text:style-name="T2">V</text:span><text:span text:style-name="T1">I</text:span><text:span text:style-name="T2">V</text:span><text:span text:style-name="T1">V</text:span>L<text:span text:style-name="T2">FF</text:span><text:span text:style-name="T1">L</text:span><text:span text:style-name="T2">CW</text:span>M<text:span text:style-name="T2">P</text:span>I<text:span text:style-name="T1">F</text:span>S<text:span text:style-name="T1">AN</text:span>A<text:span text:style-name="T2">W</text:span>RAYDTAS<text:span text:style-name="T2">A</text:span>ERRLSGTP<text:span text:style-name="T1">I</text:span>SFIL<text:span text:style-name="T2">L</text:span>L<text:span text:style-name="T1">S</text:span><text:span text:style-name="T2">Y</text:span>T<text:span text:style-name="T2">S</text:span>S<text:span text:style-name="T2">C</text:span>V<text:span text:style-name="T2">NP</text:span><text:span text:style-name="T1">I</text:span>I<text:span text:style-name="T2">YCFM</text:span>N<text:span text:style-name="T1">KR</text:span><text:span text:style-name="T2">FR</text:span>LGFMA 383</text:p>
      <text:p text:style-name="P2">HsapCCKRB <text:s/><text:span text:style-name="T2">ML</text:span><text:span text:style-name="T1">L</text:span><text:span text:style-name="T2">V</text:span><text:span text:style-name="T1">I</text:span><text:span text:style-name="T2">V</text:span><text:span text:style-name="T1">V</text:span>L<text:span text:style-name="T2">FF</text:span><text:span text:style-name="T1">L</text:span><text:span text:style-name="T2">CW</text:span>L<text:span text:style-name="T2">P</text:span>V<text:span text:style-name="T1">Y</text:span>S<text:span text:style-name="T1">AN</text:span>T<text:span text:style-name="T2">W</text:span>RAFDGPG<text:span text:style-name="T2">A</text:span>HRALSGAP<text:span text:style-name="T1">I</text:span>SFIH<text:span text:style-name="T2">L</text:span>L<text:span text:style-name="T1">S</text:span><text:span text:style-name="T2">Y</text:span>A<text:span text:style-name="T2">S</text:span>A<text:span text:style-name="T2">C</text:span>V<text:span text:style-name="T2">NP</text:span><text:span text:style-name="T1">L</text:span>V<text:span text:style-name="T2">YCFM</text:span>H<text:span text:style-name="T1">RR</text:span><text:span text:style-name="T2">FR</text:span>QACLE 403</text:p>
      <text:p text:style-name="P2">ArubCCKR <text:s text:c="2"/><text:span text:style-name="T2">ML</text:span><text:span text:style-name="T1">I</text:span><text:span text:style-name="T2">V</text:span><text:span text:style-name="T1">I</text:span><text:span text:style-name="T2">V</text:span><text:span text:style-name="T1">A</text:span>L<text:span text:style-name="T2">FF</text:span><text:span text:style-name="T1">V</text:span><text:span text:style-name="T2">CW</text:span>T<text:span text:style-name="T2">P</text:span>S<text:span text:style-name="T1">W</text:span>V<text:span text:style-name="T1">GN</text:span>I<text:span text:style-name="T2">W</text:span>IMISEKS<text:span text:style-name="T2">A</text:span>SEHFGRAE<text:span text:style-name="T1">V</text:span>TIFK<text:span text:style-name="T2">L</text:span>M<text:span text:style-name="T1">T</text:span><text:span text:style-name="T2">Y</text:span>A<text:span text:style-name="T2">S</text:span>A<text:span text:style-name="T2">C</text:span>V<text:span text:style-name="T2">NP</text:span><text:span text:style-name="T1">I</text:span>V<text:span text:style-name="T2">YCFM</text:span>N<text:span text:style-name="T1">KR</text:span><text:span text:style-name="T2">FR</text:span>QGFLN 386</text:p>
      <text:p text:style-name="P2">OvulCCKR <text:s text:c="2"/><text:span text:style-name="T2">ML</text:span><text:span text:style-name="T1">A</text:span><text:span text:style-name="T2">V</text:span><text:span text:style-name="T1">V</text:span><text:span text:style-name="T2">V</text:span><text:span text:style-name="T1">L</text:span>E<text:span text:style-name="T2">FF</text:span><text:span text:style-name="T1">V</text:span><text:span text:style-name="T2">CW</text:span>T<text:span text:style-name="T2">P</text:span>L<text:span text:style-name="T1">F</text:span>F<text:span text:style-name="T1">AQ</text:span>T<text:span text:style-name="T2">W</text:span>LAFDART<text:span text:style-name="T2">A</text:span>HSHISPVG<text:span text:style-name="T1">L</text:span>AFIH<text:span text:style-name="T2">L</text:span>L<text:span text:style-name="T1">S</text:span><text:span text:style-name="T2">Y</text:span>V<text:span text:style-name="T2">S</text:span>S<text:span text:style-name="T2">C</text:span>C<text:span text:style-name="T2">NP</text:span><text:span text:style-name="T1">I</text:span>T<text:span text:style-name="T2">YCFM</text:span>N<text:span text:style-name="T1">RK</text:span><text:span text:style-name="T2">FR</text:span>ESFLG 380</text:p>
      <text:p text:style-name="P4"/>
      <text:p text:style-name="P2">HsapCCKRA <text:s/>TFPCCPNPGPPGARGEVGE<text:span text:style-name="T1">E</text:span>EEGGT<text:span text:style-name="T1">T</text:span>GASLSRFS-----------------------Y<text:span text:style-name="T1">S</text:span>HMSASVPPQ 428</text:p>
      <text:p text:style-name="P2">HsapCCKRB <text:s/>TCARCCPRPPRARPRALPD<text:span text:style-name="T1">E</text:span>DPPTP<text:span text:style-name="T1">S</text:span>IASLSRLS-----------------------Y<text:span text:style-name="T1">T</text:span>TISTLGPG- 447</text:p>
      <text:p text:style-name="P2">ArubCCKR <text:s text:c="2"/>AFSCGRR-GRAGDRATASG<text:span text:style-name="T1">D</text:span>VSRFQ<text:span text:style-name="T1">S</text:span>TRRTNVPR------------------PSPTNY<text:span text:style-name="T1">T</text:span>NVSSDSSV- 434</text:p>
      <text:p text:style-name="P9">OvulCCKR <text:s text:c="2"/>AFCCRRRRSQAPDIAQSTS<text:span text:style-name="T1">Q</text:span>IRQGE<text:span text:style-name="T1">S</text:span>IATVNASLNSIRIQFEPPLKHLQEMKPNFSNI<text:span text:style-name="T1">T</text:span>ESDDTSDS- 447</text:p>
      <text:p text:style-name="P18"/>
      <text:p text:style-name="P19"/>
      <text:p text:style-name="P19"/>
      <text:p text:style-name="P19"/>
      <text:p text:style-name="P19"><text:bookmark-end text:name="__DdeLink__104_3642670244"/></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courier" svg:font-family="courier, sans-serif"/>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4-09-30T18:35:02.427828730</meta:creation-date>
    <dc:date>2024-10-01T16:32:05.181761576</dc:date>
    <meta:editing-duration>PT29M43S</meta:editing-duration>
    <meta:editing-cycles>2</meta:editing-cycles>
    <meta:generator>LibreOffice/6.4.7.2$Linux_X86_64 LibreOffice_project/40$Build-2</meta:generator>
    <meta:document-statistic meta:table-count="2" meta:image-count="0" meta:object-count="0" meta:page-count="3" meta:paragraph-count="122" meta:word-count="395" meta:character-count="6319" meta:non-whitespace-character-count="5981"/>
  </office:meta>
</office:document-meta>
</file>